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padding="0.0193in" fo:border="0.0008in solid #e3e3e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mes Q. Thompson<text:line-break/>Austin, TX</text:p>
      <text:p text:style-name="P1"/>
      <text:p text:style-name="P1">March 25, 2024</text:p>
      <text:p text:style-name="P1"/>
      <text:p text:style-name="P1">Dear Hiring Manager,</text:p>
      <text:p text:style-name="P1">I am writing to express my enthusiastic interest in the Senior Product Designer position at Workrise, as advertised. With over 12 years of experience as a Sr. User Experience Designer in the enterprise cloud space, specializing in IaaS and SaaS, I am excited about the opportunity to bring my unique blend of technical expertise, design proficiency, and passion for innovation to the Workrise team.</text:p>
      <text:p text:style-name="P1">The description of the role perfectly aligns with my professional background and aspirations. Throughout my career, I have been deeply involved in optimizing digital platforms to deliver exceptional user experiences. Whether it's defining processes, designing products, or collaborating with cross-functional teams to improve workflows, I am committed to crafting experiences that solve real problems for real people. My experience in working with stakeholders across sales, product, design, engineering, and operations has equipped me with the ability to thrive in diverse, collaborative environments.</text:p>
      <text:p text:style-name="P1">I am particularly drawn to Workrise's open-minded, low-ego, and hard-working culture. The opportunity to be a part of a team that influences big decisions through a test-and-learn mentality resonates deeply with me. I am eager to introduce new methods and ways of thinking to my teammates, contributing to the continued improvement of the design practice at Workrise.</text:p>
      <text:p text:style-name="P1">Furthermore, my strong interest in leveraging AI to optimize product offerings aligns closely with the innovative spirit of Workrise. My tenure as a Sr. Design Technologist at IBM involved automating front-end integration of predictive AI/ML models, resulting in significant efficiency gains and improved user experiences. I am excited about the opportunity to explore innovative ways to harness AI technologies to enhance the Workrise platform and drive business value.</text:p>
      <text:p text:style-name="P1">In addition to my technical skills, I am deeply committed to continuous learning and growth. I am eager to make a notable impact within the business and with the customer, leveraging technology and design synergy to achieve impactful outcomes. I am confident that my experience, skills, and passion make me an ideal candidate for the Senior Product Designer role at Workrise.</text:p>
      <text:p text:style-name="P1">Thank you for considering my application. I am excited about the possibility of contributing to the success of Workrise and am available for an interview at your earliest convenience. I look forward to discussing how my background and aspirations align with the needs of your organization.</text:p>
      <text:p text:style-name="P1"/>
      <text:p text:style-name="P1">Warm regards,</text:p>
      <text:p text:style-name="P1"/>
      <text:p text:style-name="P1"/>
      <text:p text:style-name="P1">James Q. Thompso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Thompson</meta:initial-creator>
    <meta:creation-date>2024-03-15T07:39:30</meta:creation-date>
    <meta:document-statistic meta:table-count="0" meta:image-count="0" meta:object-count="0" meta:page-count="1" meta:paragraph-count="11" meta:word-count="394" meta:character-count="2593"/>
    <dc:date>2024-03-15T07:41:23</dc:date>
    <dc:creator>James Thompson</dc:creator>
    <meta:editing-duration>PT1M53S</meta:editing-duration>
    <meta:editing-cycles>1</meta:editing-cycles>
    <meta:generator>OpenOffice/4.1.15$Unix OpenOffice.org_project/4115m2$Build-9813</meta:generator>
  </office:meta>
</office:document-meta>
</file>